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ext-properties fo:color="#c9211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QTY12S</text:p>
          </table:table-cell>
          <table:table-cell office:value-type="string" calcext:value-type="string">
            <text:p>QTY18S</text:p>
          </table:table-cell>
        </table:table-row>
        <table:table-row table:style-name="ro1">
          <table:table-cell table:style-name="ce1" office:value-type="string" calcext:value-type="string">
            <text:p>mudder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retepsnikrep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mmdepa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ull Do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totypi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pm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Nataly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ericbecky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visml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to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Total cells</text:p>
          </table:table-cell>
          <table:table-cell table:formula="of:=SUM([.B2:.B18])" office:value-type="float" office:value="34" calcext:value-type="float">
            <text:p>34</text:p>
          </table:table-cell>
          <table:table-cell table:formula="of:=SUM([.C2:.C18])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TYcars</text:p>
          </table:table-cell>
          <table:table-cell table:formula="of:=([.B19]+[.C19])/3" office:value-type="float" office:value="22.6666666666667" calcext:value-type="float">
            <text:p>22.6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23:53:10.58611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ohn </meta:initial-creator>
    <meta:creation-date>2021-02-28T22:22:28</meta:creation-date>
    <dc:date>2021-07-21T00:02:31.824693088</dc:date>
    <meta:editing-duration>PT50M36S</meta:editing-duration>
    <meta:editing-cycles>7</meta:editing-cycles>
    <meta:generator>LibreOffice/7.0.1.2$MacOSX_X86_64 LibreOffice_project/7cbcfc562f6eb6708b5ff7d7397325de9e764452</meta:generator>
    <meta:document-statistic meta:table-count="3" meta:cell-count="35" meta:object-count="0"/>
  </office:meta>
</office:document-meta>
</file>